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13.89mm" svg:y="1mm">
            <draw:object draw:notify-on-update-of-ranges="Hoja1.A1:Hoja1.A1 Hoja1.A2:Hoja1.A5 Hoja1.B1:Hoja1.B1 Hoja1.B2:Hoja1.B5 Hoja1.C1:Hoja1.C1 Hoja1.C2:Hoja1.C5 Hoja1.D1:Hoja1.D1 Hoja1.D2:Hoja1.D5 Hoja1.E1:Hoja1.E1 Hoja1.E2:Hoja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default-cell-style-name="ce4"/>
        <table:table-row table:style-name="ro1">
          <table:table-cell table:style-name="Default"/>
          <table:table-cell table:style-name="Default" office:value-type="string" calcext:value-type="string">
            <text:p>Secuencial</text:p>
          </table:table-cell>
          <table:table-cell table:style-name="Default" office:value-type="string" calcext:value-type="string">
            <text:p>Versión a</text:p>
          </table:table-cell>
          <table:table-cell table:style-name="Default" office:value-type="string" calcext:value-type="string">
            <text:p>Versión b</text:p>
          </table:table-cell>
          <table:table-cell table:style-name="Default" office:value-type="string" calcext:value-type="string">
            <text:p>Reduction</text:p>
          </table:table-cell>
        </table:table-row>
        <table:table-row table:style-name="ro2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00336908" calcext:value-type="float">
            <text:p>0,000336908</text:p>
          </table:table-cell>
          <table:table-cell table:style-name="ce1" office:value-type="float" office:value="0.003848999" calcext:value-type="float">
            <text:p>0,003848999</text:p>
          </table:table-cell>
          <table:table-cell table:style-name="ce1" office:value-type="float" office:value="0.003798667" calcext:value-type="float">
            <text:p>0,003798667</text:p>
          </table:table-cell>
          <table:table-cell table:style-name="ce3" office:value-type="float" office:value="0.003048119" calcext:value-type="float">
            <text:p>0,003048119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000818946" calcext:value-type="float">
            <text:p>0,000818946</text:p>
          </table:table-cell>
          <table:table-cell office:value-type="float" office:value="0.000250032" calcext:value-type="float">
            <text:p>0,000250032</text:p>
          </table:table-cell>
          <table:table-cell office:value-type="float" office:value="0.00573087" calcext:value-type="float">
            <text:p>0,00573087</text:p>
          </table:table-cell>
          <table:table-cell office:value-type="float" office:value="0.00449584" calcext:value-type="float">
            <text:p>0,00449584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004812974" calcext:value-type="float">
            <text:p>0,004812974</text:p>
          </table:table-cell>
          <table:table-cell office:value-type="float" office:value="0.000543057" calcext:value-type="float">
            <text:p>0,000543057</text:p>
          </table:table-cell>
          <table:table-cell office:value-type="float" office:value="0.009324183" calcext:value-type="float">
            <text:p>0,009324183</text:p>
          </table:table-cell>
          <table:table-cell office:value-type="float" office:value="0.007965486" calcext:value-type="float">
            <text:p>0,007965486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10453837" calcext:value-type="float">
            <text:p>0,010453837</text:p>
          </table:table-cell>
          <table:table-cell office:value-type="float" office:value="0.000920078" calcext:value-type="float">
            <text:p>0,000920078</text:p>
          </table:table-cell>
          <table:table-cell office:value-type="float" office:value="0.009201628" calcext:value-type="float">
            <text:p>0,009201628</text:p>
          </table:table-cell>
          <table:table-cell office:value-type="float" office:value="0.032434959" calcext:value-type="float">
            <text:p>0,0324349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s" fo:country="E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6:41:41.921563913</meta:creation-date>
    <dc:date>2015-04-16T16:44:50.617166051</dc:date>
    <meta:editing-duration>PT3M8S</meta:editing-duration>
    <meta:editing-cycles>1</meta:editing-cycles>
    <meta:document-statistic meta:table-count="1" meta:cell-count="24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24cm" svg:y="0.316cm" chart:style-name="ch2">
          <text:p>Resultados obtenidos en atcgrid</text:p>
        </chart:title>
        <chart:legend chart:legend-position="end" svg:x="12.83cm" svg:y="3.454cm" style:legend-expansion="high" chart:style-name="ch3"/>
        <chart:plot-area chart:style-name="ch4" table:cell-range-address="Hoja1.A1:Hoja1.E5" chart:data-source-has-labels="both" svg:x="1.331cm" svg:y="1.301cm" svg:width="11.179cm" svg:height="6.538cm">
          <chartooo:coordinate-region svg:x="2.535cm" svg:y="1.501cm" svg:width="9.55cm" svg:height="5.691cm"/>
          <chart:axis chart:dimension="x" chart:name="primary-x" chart:style-name="ch5" chartooo:axis-type="auto">
            <chart:title svg:x="4.323cm" svg:y="8.019cm" chart:style-name="ch6">
              <text:p>Tamaño de la matriz y el vector</text:p>
            </chart:title>
            <chart:categories table:cell-range-address="Hoja1.A2:Hoja1.A5"/>
          </chart:axis>
          <chart:axis chart:dimension="y" chart:name="primary-y" chart:style-name="ch5">
            <chart:title svg:x="0.451cm" svg:y="6.321cm" chart:style-name="ch7">
              <text:p>Tiempo de ejecución</text:p>
            </chart:title>
            <chart:grid chart:style-name="ch8" chart:class="major"/>
          </chart:axis>
          <chart:series chart:style-name="ch9" chart:values-cell-range-address="Hoja1.B2:Hoja1.B5" chart:label-cell-address="Hoja1.B1:Hoja1.B1" chart:class="chart:scatter">
            <chart:domain table:cell-range-address="Hoja1.A2:Hoja1.A5"/>
            <chart:data-point chart:repeated="4"/>
          </chart:series>
          <chart:series chart:style-name="ch10" chart:values-cell-range-address="Hoja1.C2:Hoja1.C5" chart:label-cell-address="Hoja1.C1:Hoja1.C1" chart:class="chart:scatter">
            <chart:data-point chart:repeated="4"/>
          </chart:series>
          <chart:series chart:style-name="ch11" chart:values-cell-range-address="Hoja1.D2:Hoja1.D5" chart:label-cell-address="Hoja1.D1:Hoja1.D1" chart:class="chart:scatter">
            <chart:data-point chart:repeated="4"/>
          </chart:series>
          <chart:series chart:style-name="ch12" chart:values-cell-range-address="Hoja1.E2:Hoja1.E5" chart:label-cell-address="Hoja1.E1:Hoja1.E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B1:Hoja1.B1</svg:desc>
                </draw:g>
              </table:table-cell>
              <table:table-cell office:value-type="string">
                <text:p>Versión a</text:p>
                <draw:g>
                  <svg:desc>Hoja1.C1:Hoja1.C1</svg:desc>
                </draw:g>
              </table:table-cell>
              <table:table-cell office:value-type="string">
                <text:p>Versión b</text:p>
                <draw:g>
                  <svg:desc>Hoja1.D1:Hoja1.D1</svg:desc>
                </draw:g>
              </table:table-cell>
              <table:table-cell office:value-type="string">
                <text:p>Reduction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Hoja1.A2:Hoja1.A5</svg:desc>
                </draw:g>
              </table:table-cell>
              <table:table-cell office:value-type="float" office:value="0.000336908">
                <text:p>0.000336908</text:p>
                <draw:g>
                  <svg:desc>Hoja1.B2:Hoja1.B5</svg:desc>
                </draw:g>
              </table:table-cell>
              <table:table-cell office:value-type="float" office:value="0.003848999">
                <text:p>0.003848999</text:p>
                <draw:g>
                  <svg:desc>Hoja1.C2:Hoja1.C5</svg:desc>
                </draw:g>
              </table:table-cell>
              <table:table-cell office:value-type="float" office:value="0.003798667">
                <text:p>0.003798667</text:p>
                <draw:g>
                  <svg:desc>Hoja1.D2:Hoja1.D5</svg:desc>
                </draw:g>
              </table:table-cell>
              <table:table-cell office:value-type="float" office:value="0.003048119">
                <text:p>0.003048119</text:p>
                <draw:g>
                  <svg:desc>Hoja1.E2:Hoja1.E5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818946">
                <text:p>0.000818946</text:p>
              </table:table-cell>
              <table:table-cell office:value-type="float" office:value="0.000250032">
                <text:p>0.000250032</text:p>
              </table:table-cell>
              <table:table-cell office:value-type="float" office:value="0.00573087">
                <text:p>0.00573087</text:p>
              </table:table-cell>
              <table:table-cell office:value-type="float" office:value="0.00449584">
                <text:p>0.0044958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4812974">
                <text:p>0.004812974</text:p>
              </table:table-cell>
              <table:table-cell office:value-type="float" office:value="0.000543057">
                <text:p>0.000543057</text:p>
              </table:table-cell>
              <table:table-cell office:value-type="float" office:value="0.009324183">
                <text:p>0.009324183</text:p>
              </table:table-cell>
              <table:table-cell office:value-type="float" office:value="0.007965486">
                <text:p>0.0079654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0453837">
                <text:p>0.010453837</text:p>
              </table:table-cell>
              <table:table-cell office:value-type="float" office:value="0.000920078">
                <text:p>0.000920078</text:p>
              </table:table-cell>
              <table:table-cell office:value-type="float" office:value="0.009201628">
                <text:p>0.009201628</text:p>
              </table:table-cell>
              <table:table-cell office:value-type="float" office:value="0.032434959">
                <text:p>0.032434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